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style="italic" style:text-underline-style="none" fo:font-weight="bold" officeooo:paragraph-rsid="0004ef56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02ef9f" officeooo:paragraph-rsid="0002ef9f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de" fo:country="DE" fo:font-style="normal" style:text-underline-style="none" fo:font-weight="normal" officeooo:rsid="0002ef9f" officeooo:paragraph-rsid="0002ef9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de" fo:country="DE" fo:font-style="normal" style:text-underline-style="none" fo:font-weight="normal" officeooo:rsid="0004ef56" officeooo:paragraph-rsid="0004ef5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de" fo:country="DE" fo:font-style="normal" style:text-underline-style="none" fo:font-weight="normal" officeooo:rsid="0004ef56" officeooo:paragraph-rsid="0005603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de" fo:country="DE" fo:font-style="normal" style:text-underline-style="none" fo:font-weight="bold" officeooo:rsid="0002ef9f" officeooo:paragraph-rsid="0002ef9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de" fo:country="DE" fo:font-style="normal" style:text-underline-style="none" fo:font-weight="bold" officeooo:rsid="0004ef56" officeooo:paragraph-rsid="0004ef5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de" fo:country="DE" fo:font-style="normal" style:text-underline-style="none" fo:font-weight="bold" officeooo:rsid="0004ef56" officeooo:paragraph-rsid="00050fa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language="de" fo:country="DE" fo:font-style="normal" style:text-underline-style="solid" style:text-underline-type="double" style:text-underline-width="auto" style:text-underline-color="font-color" fo:font-weight="normal" officeooo:rsid="0002ef9f" officeooo:paragraph-rsid="0002ef9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de" fo:country="DE" fo:font-style="normal" style:text-underline-style="none" fo:font-weight="bold" officeooo:rsid="00050faa" officeooo:paragraph-rsid="00050faa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language="de" fo:country="DE" fo:font-style="normal" style:text-underline-style="none" fo:font-weight="normal" officeooo:rsid="00050faa" officeooo:paragraph-rsid="00050fa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de" fo:country="DE" fo:font-style="normal" style:text-underline-style="none" fo:font-weight="normal" officeooo:rsid="0005603e" officeooo:paragraph-rsid="00050fa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de" fo:country="DE" fo:font-style="normal" style:text-underline-style="none" fo:font-weight="normal" officeooo:rsid="0005603e" officeooo:paragraph-rsid="0005603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de" fo:country="DE" fo:font-style="normal" style:text-underline-style="none" fo:font-weight="normal" officeooo:rsid="0006740c" officeooo:paragraph-rsid="0005603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de" fo:country="DE" fo:font-style="normal" style:text-underline-style="none" fo:font-weight="normal" officeooo:rsid="0009110f" officeooo:paragraph-rsid="000911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de" fo:country="DE" fo:font-style="normal" style:text-underline-style="solid" style:text-underline-width="auto" style:text-underline-color="font-color" fo:font-weight="normal" officeooo:rsid="0009110f" officeooo:paragraph-rsid="0009110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09110f" officeooo:paragraph-rsid="0009110f" style:font-style-asian="italic" style:font-weight-asian="bold" style:font-style-complex="italic" style:font-weight-complex="bold"/>
    </style:style>
    <style:style style:name="P18" style:family="paragraph">
      <style:paragraph-properties fo:text-align="center"/>
    </style:style>
    <style:style style:name="T1" style:family="text">
      <style:text-properties officeooo:rsid="0004ef56"/>
    </style:style>
    <style:style style:name="T2" style:family="text">
      <style:text-properties officeooo:rsid="00050faa"/>
    </style:style>
    <style:style style:name="T3" style:family="text">
      <style:text-properties fo:font-weight="normal" officeooo:rsid="00050faa" style:font-weight-asian="normal" style:font-weight-complex="normal"/>
    </style:style>
    <style:style style:name="T4" style:family="text">
      <style:text-properties fo:font-weight="normal" officeooo:rsid="0005603e" style:font-weight-asian="normal" style:font-weight-complex="normal"/>
    </style:style>
    <style:style style:name="T5" style:family="text">
      <style:text-properties officeooo:rsid="0005603e"/>
    </style:style>
    <style:style style:name="T6" style:family="text">
      <style:text-properties officeooo:rsid="0006740c"/>
    </style:style>
    <style:style style:name="T7" style:family="text">
      <style:text-properties officeooo:rsid="000bffb1"/>
    </style:style>
    <style:style style:name="T8" style:family="text">
      <style:text-properties officeooo:rsid="000cc87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r Tarifvertrag</text:p>
      <text:p text:style-name="P2"/>
      <text:p text:style-name="P3"><text:s/>=&gt; kollektiver Arbeitsvertrag (regelt einheitliche Löhne und Arbeitsbedingungen von AN ganzer <text:tab/><text:tab/><text:tab/><text:tab/> <text:s/>Wirtschaftszweige)</text:p>
      <text:p text:style-name="P3"/>
      <text:p text:style-name="P3">=&gt; wird von Arbeitgeberverbänden und Gewerkschaften (Landesinnungsverbänden) ausgehandelt.</text:p>
      <text:p text:style-name="P3"/>
      <text:p text:style-name="P3"/>
      <text:p text:style-name="P6">2.1 <text:s/>Tarifautonimie (im Grundgesetzt verankert)</text:p>
      <text:p text:style-name="P3"/>
      <text:p text:style-name="P3">Vertragsverhandlungen und Abschlüsse erfolgen nur durch die Tarifvertragspartein und ohne Einmischung von außen (auch nicht vom Staat)</text:p>
      <text:p text:style-name="P3"/>
      <text:p text:style-name="P9"/>
      <text:p text:style-name="P7"><draw:line text:anchor-type="paragraph" draw:z-index="2" draw:style-name="gr1" draw:text-style-name="P18" svg:x1="1.2528in" svg:y1="0.0925in" svg:x2="5.3882in" svg:y2="0.7906in"><text:p/></draw:line>2.2 Vertragsarten</text:p>
      <text:p text:style-name="P4"><draw:line text:anchor-type="paragraph" draw:z-index="0" draw:style-name="gr1" draw:text-style-name="P18" svg:x1="0.6484in" svg:y1="0.0047in" svg:x2="1.0236in" svg:y2="0.5358in"><text:p/></draw:line><draw:line text:anchor-type="paragraph" draw:z-index="1" draw:style-name="gr1" draw:text-style-name="P18" svg:x1="1.0236in" svg:y1="0.0047in" svg:x2="3.0654in" svg:y2="0.5567in"><text:p/></draw:line></text:p>
      <text:p text:style-name="P4"/>
      <text:p text:style-name="P4"/>
      <text:p text:style-name="P1"><draw:line text:anchor-type="paragraph" draw:z-index="6" draw:style-name="gr1" draw:text-style-name="P18" svg:x1="3.1484in" svg:y1="0.1799in" svg:x2="3.1484in" svg:y2="0.9197in"><text:p/></draw:line><draw:line text:anchor-type="paragraph" draw:z-index="11" draw:style-name="gr1" draw:text-style-name="P18" svg:x1="5.4508in" svg:y1="0.1693in" svg:x2="5.4508in" svg:y2="0.9091in"><text:p/></draw:line><text:span text:style-name="T1">Manteltarifverträge</text:span><text:span text:style-name="T1"><text:tab/><text:tab/><text:tab/></text:span><text:span text:style-name="T1">Rahmentarifverträge</text:span><text:span text:style-name="T1"><text:tab/><text:tab/>Lohn- nd Gehaltstarifvertäge</text:span></text:p>
      <text:p text:style-name="P7"><draw:frame text:anchor-type="paragraph" draw:z-index="14" draw:style-name="gr5" svg:width="0.948in" svg:height="0.2295in" svg:x="5.4508in" svg:y="0.2693in"><draw:text-box><text:p><text:s/>ca. 1-2 Jahre</text:p></draw:text-box></draw:frame><draw:frame text:anchor-type="paragraph" draw:z-index="13" draw:style-name="gr3" svg:width="0.7713in" svg:height="0.2189in" svg:x="4.6799in" svg:y="0.2799in"><draw:text-box><text:p>Laufzeit</text:p></draw:text-box></draw:frame><draw:frame text:anchor-type="paragraph" draw:z-index="12" draw:style-name="gr6" svg:width="2.0315in" svg:height="0.5106in" svg:x="4.4717in" svg:y="0.7071in"><draw:text-box><text:p>Höhe der Löhne und Gehälter</text:p><text:p>In den einzelnen Gruppen</text:p></draw:text-box></draw:frame><draw:frame text:anchor-type="paragraph" draw:z-index="10" draw:style-name="gr5" svg:width="0.948in" svg:height="0.2295in" svg:x="3.211in" svg:y="0.2591in"><draw:text-box><text:p>ca. 5 Jahre</text:p></draw:text-box></draw:frame><draw:frame text:anchor-type="paragraph" draw:z-index="9" draw:style-name="gr5" svg:width="0.948in" svg:height="0.2295in" svg:x="0.6799in" svg:y="0.2173in"><draw:text-box><text:p>ca. 5 Jahre</text:p></draw:text-box></draw:frame><draw:frame text:anchor-type="paragraph" draw:z-index="8" draw:style-name="gr3" svg:width="0.7713in" svg:height="0.2189in" svg:x="2.378in" svg:y="0.2591in"><draw:text-box><text:p>Laufzeit</text:p></draw:text-box></draw:frame><draw:frame text:anchor-type="paragraph" draw:z-index="7" draw:style-name="gr4" draw:text-style-name="P18" svg:width="1.8024in" svg:height="0.7677in" svg:x="2.2634in" svg:y="0.7173in"><draw:text-box><text:p text:style-name="P18">Tarifgruppen</text:p><text:p text:style-name="P18">z.B.</text:p><text:p text:style-name="P18">Lohngruppe, Tätigkeit</text:p><text:p text:style-name="P18">Leistungsbewertung</text:p></draw:text-box></draw:frame><draw:frame text:anchor-type="paragraph" draw:z-index="5" draw:style-name="gr3" svg:width="0.7713in" svg:height="0.2189in" svg:x="-0.1638in" svg:y="0.2484in"><draw:text-box><text:p>Laufzeit</text:p></draw:text-box></draw:frame><draw:frame text:anchor-type="paragraph" draw:z-index="4" draw:style-name="gr2" draw:text-style-name="P18" svg:width="1.8858in" svg:height="0.576in" svg:x="-0.2681in" svg:y="0.6236in"><draw:text-box><text:p text:style-name="P18">Arbeitsbedingungen </text:p><text:p text:style-name="P18">z.B. </text:p><text:p text:style-name="P18">Urlaub, Abreitszeit</text:p></draw:text-box></draw:frame><draw:line text:anchor-type="paragraph" draw:z-index="3" draw:style-name="gr1" draw:text-style-name="P18" svg:x1="0.6071in" svg:y1="0.0091in" svg:x2="0.6071in" svg:y2="0.6343in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2.3 Wirkungen</text:p>
      <text:p text:style-name="P10"/>
      <text:p text:style-name="P8"><text:span text:style-name="T2"><text:tab/></text:span><text:span text:style-name="T3">=&gt; <text:tab/>verbindlich bei beiderseitiger Mitgliedschaft</text:span></text:p>
      <text:p text:style-name="P11"><text:tab/>=&gt;<text:tab/>Regelungen in Tarifverträgen sind unabdingbar, d.h. einzuhaltende <text:tab/><text:tab/><text:tab/><text:tab/>Mindesleistungen</text:p>
      <text:p text:style-name="P8"><text:span text:style-name="T3"><text:tab/></text:span><text:span text:style-name="T4">=&gt; <text:tab/>Tarifverträge köönnen durch Bundesminister für Arbeit und Sozialordnung für <text:tab/><text:tab/><text:tab/>allgemeinverbindlich erklärt werden, dann gelten sie uneingeschränkt für das <text:tab/><text:tab/><text:tab/>gesamte Tarifgebiet.</text:span></text:p>
      <text:p text:style-name="P12"><text:tab/>=&gt; <text:tab/>während der Laufzeit herscht Friedenspflicht, d.h. keine Ankündigung oder <text:tab/><text:tab/><text:tab/>Durchführung von Arbeitskampfmaßnahmen.</text:p>
      <text:p text:style-name="P12"/>
      <text:p text:style-name="P12"/>
      <text:p text:style-name="P13">2.4 Tarifverhandlungen</text:p>
      <text:p text:style-name="P13"/>
      <text:p text:style-name="P13"><text:tab/>=&gt;<text:tab/>branchenbezogen</text:p>
      <text:p text:style-name="P13"><text:tab/>=&gt; <text:tab/>erforderlich, wenn Tarifvertrag abgelaufen ist oder einseitig gekündigt wurde.</text:p>
      <text:p text:style-name="P13"><text:tab/>=&gt;<text:tab/>häufig ist ein Schlichter erforderlich, der einen Einigungsvorschlag unterbreitet.</text:p>
      <text:p text:style-name="P5"><text:span text:style-name="T5"><text:tab/></text:span><text:span text:style-name="T6">=&gt; <text:tab/>Arbeiskampfmaßnahmen</text:span></text:p>
      <text:p text:style-name="P14"/>
      <text:p text:style-name="P14"/>
      <text:p text:style-name="P17"/>
      <text:p text:style-name="P17"><text:soft-page-break/>3. Mitwirkung und Mitbestimmung der Arbeitnehmer</text:p>
      <text:p text:style-name="P17"/>
      <text:p text:style-name="P16">3.1 Betriebsrat</text:p>
      <text:p text:style-name="P16"/>
      <text:p text:style-name="P15"><text:span text:style-name="T7"><text:tab/>·</text:span> <text:span text:style-name="T7">Bildung darf vom Arbeitgeber nicht untersagt werden.</text:span></text:p>
      <text:p text:style-name="P15"><text:span text:style-name="T7"><text:tab/>· Die Größe des Betriebsrates ist abhängig von der Anzahl der Beschäftigten</text:span><text:span text:style-name="T8">b</text:span></text:p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3:20:15.240421880</meta:creation-date>
    <dc:date>2013-07-05T08:34:01.329306314</dc:date>
    <meta:editing-duration>PT1H41M17S</meta:editing-duration>
    <meta:editing-cycles>4</meta:editing-cycles>
    <meta:generator>LibreOfficeDev/4.1.0.0.beta1$Linux_x86 LibreOffice_project/3a2c2d2417101e45fe07cfd8358acf2204a98f3</meta:generator>
    <meta:document-statistic meta:table-count="0" meta:image-count="0" meta:object-count="0" meta:page-count="2" meta:paragraph-count="21" meta:word-count="156" meta:character-count="1385" meta:non-whitespace-character-count="1211"/>
  </office:meta>
</office:document-meta>
</file>